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color="#3f7f5f" style:font-name="Monaco" fo:font-size="18pt" style:font-name-asian="Monaco" style:font-size-asian="18pt" style:font-name-complex="Monaco" style:font-size-complex="18pt"/>
    </style:style>
    <style:style style:name="T6" style:family="text">
      <style:text-properties fo:color="#3f7f5f" style:font-name="Monaco" fo:font-size="18pt" style:text-underline-style="solid" style:text-underline-width="auto" style:text-underline-color="font-color" style:font-name-asian="Monaco" style:font-size-asian="18pt" style:font-name-complex="Monaco" style:font-size-complex="18pt"/>
    </style:style>
    <style:style style:name="T7" style:family="text">
      <style:text-properties style:text-underline-style="none"/>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color="#c0c0c0"/>
    </style:style>
    <style:style style:name="T11" style:family="text">
      <style:text-properties fo:color="#c0c0c0" fo:font-size="8pt" style:font-size-asian="8pt" style:font-size-complex="8pt"/>
    </style:style>
    <style:style style:name="T12" style:family="text">
      <style:text-properties fo:font-size="9pt" style:font-size-asian="9pt" style:font-size-complex="9pt"/>
    </style:style>
    <style:style style:name="T13" style:family="text">
      <style:text-properties fo:font-size="8pt" style:font-size-asian="8pt" style:font-size-complex="8pt"/>
    </style:style>
    <style:style style:name="T1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l'algoritm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quindi non sono adatte per essere utilizzate direttamente. Quello che si può fare però è partire da queste password e tramite un algoritmo PBKDF2 generare una derived key sicura e robusta da poter utilizzare. </text:p>
      <text:p text:style-name="P6"/>
      <text:p text:style-name="P2">Funzionamento del algoritmo </text:p>
      <text:p text:style-name="P6">Viene applicata una pseudo-random function alla password in input concatenata ad un sale e viene ripetuto questo processo molte volte (la letteratura dice almeno 1000 iterazioni).</text:p>
      <text:p text:style-name="P6">Inanzi tutto bisogna decidere che <text:span text:style-name="T1">password</text:span> utilizzare come base di partenza, la <text:span text:style-name="T1">lunghezza della derived key</text:span> (DK) che andremo a costruire e quante <text:span text:style-name="T1">iterazioni</text:span> far compiere al nostro algoritmo. </text:p>
      <text:p text:style-name="P6">In secondo luogo dobbiamo scegliere la <text:span text:style-name="T1">pseudo-random function</text:span> (PRF) che andremo ad utilizzare ovvero la funzione di hashing che sfrutteremo nel nostro algoritmo. Nel nostro caso abbiamo scelto <text:span text:style-name="T2">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Fatte queste scelte l'algoritmo opera come segue:</text:p>
      <text:p text:style-name="P6"/>
      <text:p text:style-name="P6">La derived key è generata come segue:</text:p>
      <text:p text:style-name="P7">DK = PBKDF2(PRF, <text:s text:c="2"/>Password, <text:s text:c="3"/>Salt, <text:s text:c="3"/>c, <text:s text:c="3"/>dkLen)</text:p>
      <text:p text:style-name="P6">Dove il sale è una sequenza di Byte randomica non necessariamente segreta utilizzata per aggiungere entropia alla password durante la prima iterazione. L'argomento <text:span text:style-name="T2">'c'</text:span> è il numero di iterazioni che andremo a fare (come detto sopra almeno 1000).</text:p>
      <text:p text:style-name="P6"/>
      <text:p text:style-name="P6">Una derived key viene composta da tanti blocchi di Byte che vengono concatenati fra loro e computati singolarmente. La dimensione di questi blocchi è data dalla lunghezza del output della PRF che abbiamo scelto.<text:tab/></text:p>
      <text:p text:style-name="P7">DK = T1 || T2 || ... || <text:span text:style-name="T4">Tdklen</text:span>/<text:span text:style-name="T4">hlen</text:span></text:p>
      <text:p text:style-name="P6">Se vogliamo una DK lunga 64 Byte e la PRF ha un output di lunghezza 20 Byte avremo 4 blocchi distinti T<text:span text:style-name="T14">1</text:span>, T<text:span text:style-name="T14">2</text:span>, T<text:span text:style-name="T14">3</text:span>, T<text:span text:style-name="T14">4</text:span> di cui prenderemo i primi 64 Byte su 80 totali generati.</text:p>
      <text:p text:style-name="P6"/>
      <text:p text:style-name="P6">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1">//Questo è il punto in cui viene utilizzato il sale per aggiungere entropia</text:span></text:p>
      <text:p text:style-name="P7">U2 = PRF(Password, U1);<text:tab/><text:tab/><text:span text:style-name="T11">//Il valore computato al passo precedente viene usato al posto del sale nel passo corrente</text:span></text:p>
      <text:p text:style-name="P7">U3 = PRF(Password, U2);<text:tab/><text:tab/><text:tab/></text:p>
      <text:p text:style-name="P7">. . .</text:p>
      <text:p text:style-name="P7"><text:span text:style-name="T9">Uc</text:span> = PRF(Password, <text:span text:style-name="T9">Uc</text:span>-1);</text:p>
      <text:p text:style-name="P6"><text:soft-page-break/></text:p>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abbiamo potuto ragionare sia su come parallelizzare la generazione dei singoli blocchi T<text:span text:style-name="T14">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e su quali elementi potessero essere parallelizzati e come.</text:p>
      <text:p text:style-name="P6"/>
      <text:p text:style-name="P6">(Presentiamo le soluzioni implementate, le considerazioni sulle prestazioni verranno fatte nel paragrafo Profiling)</text:p>
      <text:p text:style-name="P6"/>
      <text:p text:style-name="P6"><text:span text:style-name="T1">Soluzione 1</text:span>: </text:p>
      <text:p text:style-name="P6">Lanciare tanti kernel quante sono le DK che si vogliono generare. Il numero di thread che ogni kernel lancierà dipenderà dalla lunghezza della DK scelta dall'utente.</text:p>
      <text:p text:style-name="P6">Esempio banale con numeri bassi:</text:p>
      <text:p text:style-name="P6">DK richieste: <text:tab/><text:tab/><text:tab/>256</text:p>
      <text:p text:style-name="P6">Lunghezza DK: <text:tab/><text:tab/>128 Byte</text:p>
      <text:p text:style-name="P6">Lunghezza output PRF:<text:tab/>16 Byte</text:p>
      <text:p text:style-name="P6">Venivano lanciati 256 kernel, ognuno dei quali con 128/16 thread. Ogni thread si occuperà di generare uno dei T<text:span text:style-name="T14">i</text:span> blocchetti lunghi 16 Byte.</text:p>
      <text:p text:style-name="P6"/>
      <text:p text:style-name="P3">Soluzione 2</text:p>
      <text:p text:style-name="P6">Stesso approccio della soluzione 1 ma gli N kernel vengono lanciati su N stream differenti. L'idea era valutare empiricamente se l'utilizzo degli stream poteva dare qualche vantaggio concreto.</text:p>
      <text:p text:style-name="P6"/>
      <text:p text:style-name="P3">Soluzione 3</text:p>
      <text:p text:style-name="P6">In questa soluzione è entrata in gioco un'analisi più approfondita del problema. È stato notato che i thread indipendentemente dal kernel (o stream) di appartenenza svolgono tutti lo stesso compito ovvero <text:s/>calcolare un blocco di Byte T<text:span text:style-name="T14">i</text:span> iterando tante volte quante richieste dall'utente. Si è quindi ragionato sulla inutilità di lanciare tanti kernel quante sono le chiavi da produrre e si è deciso di utilizzare un unico kernel con un numero di thread sufficiente per generare tutti i blocchi T<text:span text:style-name="T14">i</text:span> necessari per comporre il numero di chiavi che l'utente desidera. </text:p>
      <text:p text:style-name="P6"/>
      <text:p text:style-name="P3">Soluzione 4</text:p>
      <text:p text:style-name="P6">Stesso approccio della soluzione 3 ma provando a suddividere il lavoro totale su un numero limitato di stream per vedere se si potesse avere una qualche sorta di guadagno.</text:p>
      <text:p text:style-name="P6"/>
      <text:p text:style-name="P6"/>
      <text:p text:style-name="P4">CODIFICA</text:p>
      <text:p text:style-name="P6">CUDA application</text:p>
      <text:p text:style-name="P6"/>
      <text:p text:style-name="P4">TEST</text:p>
      <text:p text:style-name="P8">/* Predosky zone */</text:p>
      <text:p text:style-name="P6"/>
      <text:p text:style-name="P6"/>
      <text:p text:style-name="P4">PRO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5T18:37:38</dc:date>
    <dc:creator>Luca Tagliabue</dc:creator>
    <meta:editing-duration>PT1H32M27S</meta:editing-duration>
    <meta:editing-cycles>54</meta:editing-cycles>
    <meta:generator>OpenOffice.org/3.3$Unix OpenOffice.org_project/330m20$Build-9567</meta:generator>
    <meta:document-statistic meta:table-count="0" meta:image-count="0" meta:object-count="0" meta:page-count="2" meta:paragraph-count="47" meta:word-count="809" meta:character-count="5215"/>
  </office:meta>
</office:document-meta>
</file>